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Cantarell Extra Bold1" svg:font-family="'Cantarell Extra Bold'" style:font-adornments="Extra Bold" style:font-pitch="variable"/>
    <style:font-face style:name="Comfortaa" svg:font-family="Comfortaa" style:font-pitch="variable"/>
    <style:font-face style:name="Comfortaa1" svg:font-family="Comfortaa" style:font-adornments="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automatic-styles>
    <style:style style:name="dp1" style:family="drawing-page"/>
    <style:style style:name="gr1" style:family="graphic" style:parent-style-name="Obj_5f_Background">
      <style:graphic-properties draw:stroke-linejoin="none" fo:min-height="9.706cm" fo:min-width="9.456cm"/>
    </style:style>
    <style:style style:name="gr2" style:family="graphic" style:parent-style-name="standard">
      <style:graphic-properties draw:stroke="none" svg:stroke-color="#000000" draw:stroke-linejoin="none" draw:fill="solid" draw:fill-color="#ffffff" draw:textarea-horizontal-align="center" draw:textarea-vertical-align="middle" fo:min-height="1.69cm" draw:shadow="hidden"/>
    </style:style>
    <style:style style:name="gr3" style:family="graphic" style:parent-style-name="Default_20_Drawing_20_Style_5f_1">
      <style:graphic-properties draw:stroke-linejoin="none" draw:textarea-horizontal-align="justify" draw:textarea-vertical-align="middle" draw:auto-grow-height="false" fo:min-height="4.448cm" fo:min-width="4.179cm" draw:shadow="hidden"/>
    </style:style>
    <style:style style:name="gr4" style:family="graphic" style:parent-style-name="Default_20_Drawing_20_Style_5f_1">
      <style:graphic-properties draw:stroke-linejoin="none" draw:fill-color="#1c527f" draw:textarea-horizontal-align="center" draw:textarea-vertical-align="middle"/>
    </style:style>
    <style:style style:name="gr5" style:family="graphic" style:parent-style-name="Obj_5f_Inner2">
      <style:graphic-properties draw:stroke-linejoin="none" draw:fill-color="#236aa5" draw:textarea-horizontal-align="justify" draw:textarea-vertical-align="middle" draw:auto-grow-height="false" fo:min-height="7.375cm" fo:min-width="9.875cm" draw:shadow="hidden"/>
    </style:style>
    <style:style style:name="gr6" style:family="graphic" style:parent-style-name="standard">
      <style:graphic-properties draw:stroke-linejoin="none" draw:textarea-horizontal-align="justify" draw:textarea-vertical-align="middle" draw:auto-grow-height="false" fo:min-height="0cm" fo:min-width="0cm"/>
    </style:style>
    <style:style style:name="gr7" style:family="graphic" style:parent-style-name="Obj_5f_Inner">
      <style:graphic-properties draw:stroke-linejoin="none" fo:min-height="0.226cm" fo:min-width="0cm"/>
    </style:style>
    <style:style style:name="gr8" style:family="graphic" style:parent-style-name="standard">
      <style:graphic-properties draw:stroke="none" draw:stroke-dash="Dash_20__28_Rounded_29_" svg:stroke-width="0cm" draw:marker-start-width="0.28cm" draw:marker-end-width="0.28cm" draw:stroke-linejoin="none" svg:stroke-linecap="round" draw:fill="solid" draw:fill-color="#ffffff" draw:opacity="100%" draw:textarea-horizontal-align="center" draw:textarea-vertical-align="middle" fo:padding-top="0.072cm" fo:padding-bottom="0.072cm" fo:padding-left="0.197cm" fo:padding-right="0.197cm"/>
    </style:style>
    <style:style style:name="P1" style:family="paragraph">
      <loext:graphic-properties draw:fill="solid" draw:fill-color="#ffffff"/>
      <style:paragraph-properties fo:text-align="center" style:writing-mode="lr-tb"/>
      <style:text-properties fo:color="#ffffff" loext:opacity="100%" style:font-name="Cantarell Extra Bold" fo:font-size="37pt" style:font-size-asian="37pt" style:font-size-complex="37pt"/>
    </style:style>
    <style:style style:name="P2" style:family="paragraph">
      <style:paragraph-properties fo:text-align="center"/>
    </style:style>
    <style:style style:name="P3" style:family="paragraph">
      <loext:graphic-properties draw:fill-color="#1c527f"/>
      <style:paragraph-properties fo:text-align="center"/>
    </style:style>
    <style:style style:name="P4" style:family="paragraph">
      <loext:graphic-properties draw:fill-color="#236aa5"/>
      <style:paragraph-properties fo:text-align="center"/>
    </style:style>
    <style:style style:name="P5" style:family="paragraph">
      <loext:graphic-properties draw:fill="solid" draw:fill-color="#ffffff" draw:opacity="1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預設">
        <draw:g>
          <draw:g>
            <draw:custom-shape draw:style-name="gr1" draw:layer="layout" svg:width="10cm" svg:height="10cm" svg:x="0cm" svg:y="0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2" draw:text-style-name="P1" draw:layer="layout" svg:width="0.831cm" svg:height="1.481cm" svg:x="0.075cm" svg:y="0.204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2" draw:text-style-name="P1" draw:layer="layout" svg:width="1.275cm" svg:height="1.481cm" svg:x="1.148cm" svg:y="0.204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2" draw:text-style-name="P1" draw:layer="layout" svg:width="1.248cm" svg:height="1.46cm" svg:x="2.694cm" svg:y="0.204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2" draw:text-style-name="P1" draw:layer="layout" svg:width="1.484cm" svg:height="1.46cm" svg:x="3.939cm" svg:y="0.204cm" svg:viewBox="0 0 1485 1461" svg:d="M0 1461h390l88-301h510l94 301h403l-499-1461h-466zM577 831l152-509 158 509z">
              <text:p/>
            </draw:path>
            <draw:polygon draw:style-name="gr2" draw:text-style-name="P1" draw:layer="layout" svg:width="1.126cm" svg:height="1.502cm" svg:x="5.469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2" draw:text-style-name="P1" draw:layer="layout" svg:width="1.126cm" svg:height="1.502cm" svg:x="6.713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2" draw:text-style-name="P1" draw:layer="layout" svg:width="0.37cm" svg:height="1.46cm" svg:x="8.047cm" svg:y="0.204cm" svg:viewBox="0 0 371 1461" draw:points="0,1461 371,1461 371,0 0,0">
              <text:p/>
            </draw:polygon>
            <draw:polygon draw:style-name="gr2" draw:text-style-name="P1" draw:layer="layout" svg:width="1.22cm" svg:height="1.502cm" svg:x="8.645cm" svg:y="0.184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3" draw:text-style-name="P2" draw:layer="layout" svg:width="9.387cm" svg:height="3.417cm" svg:x="0.321cm" svg:y="6.507cm" svg:viewBox="0 0 9388 3418" svg:d="M0 3418c106-325 245-640 416-939 435-754 1059-1379 1809-1815 751-434 1602-664 2469-664s1719 230 2470 664c751 436 1373 1061 1808 1815 171 299 310 614 416 939z">
                <text:p/>
              </draw:path>
              <draw:path draw:style-name="gr4" draw:text-style-name="P3" draw:layer="layout" svg:width="8.538cm" svg:height="1.88cm" svg:x="0.675cm" svg:y="8.045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5" draw:text-style-name="P4" draw:layer="layout" svg:width="9.85cm" svg:height="5.672cm" svg:x="0.073cm" svg:y="4.252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6" draw:text-style-name="P2" draw:layer="layout" svg:width="0.001cm" svg:height="0.074cm" svg:x="5.075cm" svg:y="4.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layer="layout" svg:width="0.672cm" svg:height="0.672cm" svg:x="8.776cm" svg:y="4.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892cm" svg:height="2.567cm" svg:x="8.136cm" svg:y="4.883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8" draw:text-style-name="P5" draw:layer="layout" svg:width="1.124cm" svg:height="2.484cm" svg:x="7.872cm" svg:y="4.866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8" draw:text-style-name="P5" draw:layer="layout" svg:width="1.319cm" svg:height="2.355cm" svg:x="7.647cm" svg:y="4.848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8" draw:text-style-name="P5" draw:layer="layout" svg:width="7.618cm" svg:height="2.36cm" svg:x="1.154cm" svg:y="4.619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8" draw:text-style-name="P5" draw:layer="layout" svg:width="7.568cm" svg:height="1.779cm" svg:x="1.195cm" svg:y="4.594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8" draw:text-style-name="P5" draw:layer="layout" svg:width="7.659cm" svg:height="1.286cm" svg:x="1.095cm" svg:y="4.57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8" draw:text-style-name="P5" draw:layer="layout" svg:width="7.711cm" svg:height="0.858cm" svg:x="1.037cm" svg:y="4.55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path draw:style-name="gr8" draw:text-style-name="P5" draw:layer="layout" svg:width="1.566cm" svg:height="2.251cm" svg:x="7.4cm" svg:y="4.848cm" svg:viewBox="0 0 1567 2252" svg:d="M1535 26c10 5 21 9 32 13l-65 96c-4 6-10 11-17 14-7 4-15 6-23 6s-16-2-23-5c-8-3-14-8-18-13-4-6-7-12-7-19s2-13 6-19l66-99c16 9 32 18 49 26zM1331 231c3-6 9-11 16-14 7-4 15-5 24-6 8 0 16 2 23 5s13 8 18 13c4 6 6 12 7 19 0 7-2 13-6 19l-90 134c-4 6-10 10-17 14-7 3-15 5-23 5-8 1-16-1-24-4-7-3-13-8-17-14-5-5-7-12-7-18 0-7 2-14 5-19zM1151 497c4-6 10-11 17-14 7-4 15-6 23-6 9 0 17 2 24 5s13 8 18 13c4 6 6 12 6 19 1 7-1 13-5 19l-90 134c-4 5-10 10-17 14-7 3-15 5-23 5s-17-1-24-4-13-8-18-14c-4-5-6-12-6-19-1-6 1-13 5-19zM972 763c4-6 10-11 17-14 7-4 15-6 23-6s17 1 24 5c7 3 13 7 17 13 5 6 7 12 7 19 1 6-1 13-5 19l-90 133c-4 6-10 11-17 15-7 3-15 5-23 5-9 0-17-1-24-4-7-4-13-8-18-14-4-6-6-12-7-19 0-6 2-13 6-19zM793 1029c4-6 10-11 17-15 7-3 15-5 23-5s16 1 24 4c7 3 13 8 17 14 4 5 7 12 7 19 0 6-2 13-6 19l-90 133c-4 6-9 11-16 14-7 4-15 6-24 6-8 0-16-1-23-5-8-3-14-7-18-13s-7-12-7-19 2-13 6-19zM614 1294c4-6 9-10 16-14 7-3 15-5 24-5 8-1 16 1 23 4 8 3 14 8 18 14 4 5 7 12 7 18 0 7-2 14-6 19l-90 134c-4 6-10 11-17 14-7 4-15 6-23 6s-16-2-24-5c-7-3-13-8-17-13-4-6-7-12-7-19s2-13 6-19zM434 1560c4-6 10-11 17-14 7-4 15-5 23-6 9 0 17 2 24 5s13 8 18 13c4 6 6 13 7 19 0 7-2 13-6 19l-90 134c-4 6-10 11-17 14s-15 5-23 6c-8 0-16-2-24-5-7-3-13-8-17-14-5-5-7-12-7-18 0-7 1-13 5-19zM255 1826c4-6 10-11 17-14 7-4 15-6 23-6 9 0 17 2 24 5s13 8 18 13c4 6 6 12 6 19 1 7-1 13-5 19l-90 134c-4 5-10 10-17 14-7 3-15 5-23 5-9 1-17-1-24-4s-13-8-18-14c-4-5-6-12-6-18-1-7 1-14 5-19zM76 2092c4-6 10-11 17-14 7-4 15-6 23-6s16 1 24 5c7 3 13 7 17 13 5 6 7 12 7 19 0 6-1 13-5 19l-71 104c-4 6-9 11-17 14-7 4-15 6-23 6s-16-1-23-5c-8-3-14-7-18-13s-7-12-7-19c0-6 2-13 6-19z">
              <text:p/>
            </draw:path>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Cantarell Extra Bold1" svg:font-family="'Cantarell Extra Bold'" style:font-adornments="Extra Bold" style:font-pitch="variable"/>
    <style:font-face style:name="Comfortaa" svg:font-family="Comfortaa" style:font-pitch="variable"/>
    <style:font-face style:name="Comfortaa1" svg:font-family="Comfortaa" style:font-adornments="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none" draw:stroke-dash="Dot" svg:stroke-width="0cm" svg:stroke-color="#f0f0f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nux Biolinum O1" fo:font-family="'Linux Biolinum O'" style:font-style-name="Regular"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_5f_Inner" style:display-name="Obj_Inner" style:family="graphic" style:parent-style-name="standard">
      <style:graphic-properties draw:stroke="none" draw:stroke-dash="Dash_20_Dot_20_4" draw:fill="solid" draw:fill-color="#ffffff" draw:textarea-horizontal-align="justify" draw:textarea-vertical-align="middle" draw:auto-grow-height="false" fo:min-height="3.375cm" fo:min-width="3.875cm"/>
      <style:paragraph-properties fo:text-align="center"/>
      <style:text-properties fo:color="#1c527f" loext:opacity="100%" style:font-name="Cantarell Extra Bold1" fo:font-family="'Cantarell Extra Bold'" style:font-style-name="Extra Bold" style:font-pitch="variable" fo:font-size="40pt" fo:font-weight="800"/>
    </style:style>
    <style:style style:name="Obj_5f_Background" style:display-name="Obj_Background" style:family="graphic" style:parent-style-name="standard">
      <style:graphic-properties draw:stroke="none" draw:fill-color="#1c527f" draw:textarea-horizontal-align="justify" draw:textarea-vertical-align="middle" draw:auto-grow-height="false" fo:min-height="8.774cm" fo:min-width="8.524cm"/>
      <style:paragraph-properties fo:text-align="center"/>
    </style:style>
    <style:style style:name="Obj_5f_Inner2" style:display-name="Obj_Inner2" style:family="graphic" style:parent-style-name="standard">
      <style:graphic-properties draw:stroke="none" draw:stroke-dash="Dash_20_Dot_20_4" draw:fill="solid" draw:fill-color="#1c527f" fo:min-height="1.33cm" fo:min-width="1.33cm"/>
    </style:style>
    <style:style style:name="Obj_5f_Boundary" style:display-name="Obj_Boundary" style:family="graphic" style:parent-style-name="standard">
      <style:graphic-properties draw:stroke="dash" draw:stroke-dash="Dot" svg:stroke-color="#ffffff" svg:stroke-linecap="butt" draw:fill="none" draw:textarea-horizontal-align="justify" draw:textarea-vertical-align="middle" draw:auto-grow-height="false" fo:min-height="6.375cm" fo:min-width="6.125cm"/>
      <style:paragraph-properties fo:text-align="center"/>
    </style:style>
    <style:style style:name="Obj_5f_Line2" style:display-name="Obj_Line2" style:family="graphic" style:parent-style-name="standard">
      <style:graphic-properties draw:stroke="dash" draw:stroke-dash="Dash_20__28_Rounded_29_" svg:stroke-width="0.159cm" svg:stroke-color="#1c527f" draw:marker-start-width="0.438cm" draw:marker-end-width="0.438cm" svg:stroke-linecap="round" fo:padding-top="0.204cm" fo:padding-bottom="0.204cm" fo:padding-left="0.329cm" fo:padding-right="0.329cm"/>
    </style:style>
    <style:style style:name="Obj_5f_Line1" style:display-name="Obj_Line1" style:family="graphic" style:parent-style-name="standard">
      <style:graphic-properties draw:stroke="dash" draw:stroke-dash="Dash_20__28_Rounded_29_" svg:stroke-width="0.16cm" svg:stroke-color="#ffffff" draw:marker-start-width="0.44cm" draw:marker-end-width="0.44cm" svg:stroke-linecap="round"/>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預設"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5T11:16:17.046409167</meta:creation-date>
    <dc:date>2023-03-22T19:05:27.134857642</dc:date>
    <meta:editing-duration>PT23H34M11S</meta:editing-duration>
    <meta:editing-cycles>22</meta:editing-cycles>
    <meta:generator>LibreOffice/7.3.7.2$Linux_X86_64 LibreOffice_project/30$Build-2</meta:generator>
    <meta:document-statistic meta:object-count="28"/>
  </office:meta>
</office:document-meta>
</file>